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17fe8" officeooo:paragraph-rsid="00117fe8"/>
    </style:style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paragraph-rsid="00117fe8"/>
    </style:style>
    <style:style style:name="P4" style:family="paragraph" style:parent-style-name="Standard">
      <style:text-properties officeooo:rsid="00117fe8" officeooo:paragraph-rsid="00117fe8"/>
    </style:style>
    <style:style style:name="P5" style:family="paragraph" style:parent-style-name="Standard">
      <style:text-properties fo:font-size="14pt" style:text-underline-style="solid" style:text-underline-width="auto" style:text-underline-color="font-color" officeooo:rsid="00117fe8" officeooo:paragraph-rsid="00117fe8" style:font-size-asian="14pt" style:font-size-complex="14pt"/>
    </style:style>
    <style:style style:name="T1" style:family="text">
      <style:text-properties officeooo:rsid="00117fe8"/>
    </style:style>
    <style:style style:name="T2" style:family="text">
      <style:text-properties officeooo:rsid="00122ee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wnership, References &amp; Borrowing, Slices Handout</text:p>
      <text:p text:style-name="P4"/>
      <text:p text:style-name="P1">The borrowing and ownership mechanism can be simplified down to:</text:p>
      <text:list xml:id="list4025171847" text:style-name="L2">
        <text:list-item>
          <text:p text:style-name="P2">Passing a variable by value will move ownership, dropping the original variable from memory. <text:span text:style-name="T2">Note: applies to not copy types.</text:span></text:p>
        </text:list-item>
        <text:list-item>
          <text:p text:style-name="P3">Passing a variable by reference will keep the original variable.</text:p>
        </text:list-item>
        <text:list-item>
          <text:p text:style-name="P2">Passing a variable by mutable reference will keep the original variable, but allow you to modify the variable.</text:p>
        </text:list-item>
        <text:list-item>
          <text:p text:style-name="P2">You may only borrow a variable mutably once at a time, and you may not immutably borrow while mutably borrowing.</text:p>
        </text:list-item>
        <text:list-item>
          <text:p text:style-name="P2">You may have as many immutable borrows as you want, so long as you aren't modifying that value.</text:p>
        </text:list-item>
        <text:list-item>
          <text:p text:style-name="P2">You may mutably borrow a field in a struct, and then mutably borrow a different field in the same struct simultaneously, so long as you aren't also mutably borrowing the overall struct.</text:p>
        </text:list-item>
        <text:list-item>
          <text:p text:style-name="P2">You may mutably borrow multiple slices from the same array simultaneously so long as there is no overlap. <text:span text:style-name="T1">Note: </text:span>safe code cannot convince the compiler that two slices don't overlap. <text:span text:style-name="T1">You‘ll have to use unsafe code.</text:span></text:p>
        </text:list-item>
        <text:list-item>
          <text:p text:style-name="P2">Safe memory practices means that instead of mutably borrowing the same variable in multiple places, you queue the changes to make in a separate location and apply them serially one after anoth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ohne_20_Füllung" style:display-name="Objekt ohne Füllung" style:family="paragraph" style:parent-style-name="Standard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el_20_A4" style:display-name="Titel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Überschrift_20_A4" style:display-name="Überschrift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el_20_A0" style:display-name="Titel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Überschrift_20_A0" style:display-name="Überschrift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fik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n" style:family="paragraph" style:parent-style-name="Grafik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" style:family="paragraph" style:parent-style-name="Form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blau" style:display-name="Ausgefüllt blau" style:family="paragraph" style:parent-style-name="Ausgefüllt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grün" style:display-name="Ausgefüllt grün" style:family="paragraph" style:parent-style-name="Ausgefüllt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rot" style:display-name="Ausgefüllt rot" style:family="paragraph" style:parent-style-name="Ausgefüllt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gelb" style:display-name="Ausgefüllt gelb" style:family="paragraph" style:parent-style-name="Ausgefüllt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" style:family="paragraph" style:parent-style-name="Form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blau" style:display-name="Umrandet blau" style:family="paragraph" style:parent-style-name="Umrandet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grün" style:display-name="Umrandet grün" style:family="paragraph" style:parent-style-name="Umrandet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rot" style:display-name="Umrandet rot" style:family="paragraph" style:parent-style-name="Umrandet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gelb" style:display-name="Umrandet gelb" style:family="paragraph" style:parent-style-name="Umrandet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ien" style:family="paragraph" style:parent-style-name="Grafik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Pfeillinie" style:family="paragraph" style:parent-style-name="Lini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Gestrichelte_20_Linie" style:display-name="Gestrichelte Linie" style:family="paragraph" style:parent-style-name="Lini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ue_5f_Curve_7e_LT_7e_Gliederung_20_1" style:display-name="Blue_Curv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Titel" style:display-name="Blue_Curve~LT~Titel" style:family="paragraph" style:default-outline-level="">
      <style:paragraph-properties fo:text-align="center" style:justify-single-word="false"/>
      <style:text-properties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_7e_LT_7e_Hintergrund" style:display-name="Blue_Curv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Mangal" fo:font-family="Mangal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Standard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Standard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lue_5f_Curve1_7e_LT_7e_Gliederung_20_1" style:display-name="Blue_Curve1~LT~Gliederung 1" style:family="paragraph" style:default-outline-level="">
      <style:paragraph-properties fo:margin-top="0.4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Titel" style:display-name="Blue_Curve1~LT~Titel" style:family="paragraph" style:default-outline-level="">
      <style:paragraph-properties fo:text-align="center" style:justify-single-word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1_7e_LT_7e_Hintergrund" style:display-name="Blue_Curve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4:22:57.659000000</meta:creation-date>
    <dc:date>2019-04-11T14:37:41.160000000</dc:date>
    <meta:editing-duration>PT4M33S</meta:editing-duration>
    <meta:editing-cycles>1</meta:editing-cycles>
    <meta:document-statistic meta:table-count="0" meta:image-count="0" meta:object-count="0" meta:page-count="1" meta:paragraph-count="10" meta:word-count="210" meta:character-count="1220" meta:non-whitespace-character-count="1028"/>
    <meta:generator>LibreOffice/6.2.1.2$Windows_X86_64 LibreOffice_project/7bcb35dc3024a62dea0caee87020152d1ee96e71</meta:generator>
  </office:meta>
</office:document-meta>
</file>